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20000010C2E00DE2D16E909F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9cm"/>
    </style:style>
    <style:style style:name="gr2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3.5cm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9cm" fo:min-width="14.25cm"/>
    </style:style>
    <style:style style:name="gr6" style:family="graphic" style:parent-style-name="standard">
      <style:graphic-properties draw:stroke="none" svg:stroke-color="#000000" draw:fill="none" draw:fill-color="#ffffff" fo:min-height="9.417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4.5cm" fo:min-width="7cm"/>
    </style:style>
    <style:style style:name="gr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5cm"/>
    </style:style>
    <style:style style:name="gr10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5.25cm" fo:min-width="11.75cm"/>
    </style:style>
    <style:style style:name="gr12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7.5cm"/>
    </style:style>
    <style:style style:name="gr14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cm" svg:x="0.5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5cm" svg:height="4.75cm" svg:x="0.293cm" svg:y="0.591cm">
          <draw:text-box>
            <text:p>ΜΗΠΩΣ ΜΠΟΡΕΙΣ ΝΑ ΡΙΞΕΙΣ ΜΙΑ ΜΑΤΙΑ ΣΕ ΑΥΤΟ ΤΟ ΣΦΑΛΜΑ ΠΟΥ ΜΟΛΙΣ ΑΝΟΙΞΑ;</text:p>
          </draw:text-box>
        </draw:frame>
        <draw:custom-shape draw:style-name="gr3" draw:text-style-name="P1" draw:layer="layout" svg:width="4cm" svg:height="1.75cm" svg:x="6cm" svg:y="5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5cm" svg:height="1.5cm" svg:x="7.25cm" svg:y="6cm">
          <draw:text-box>
            <text:p text:style-name="P3">ΩΧ.</text:p>
          </draw:text-box>
        </draw:frame>
        <draw:custom-shape draw:style-name="gr5" draw:text-style-name="P1" draw:layer="layout" svg:width="14.75cm" svg:height="9.25cm" svg:x="11.5cm" svg:y="0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cm" svg:height="9.667cm" svg:x="11.25cm" svg:y="1.083cm">
          <draw:text-box>
            <text:p text:style-name="P5"><text:span text:style-name="T1">ΕΙΝΑΙ ΕΝΑ </text:span><text:span text:style-name="T2">ΚΑΝΟΝΙΚΟ</text:span><text:span text:style-name="T1"> ΣΦΑΛΜΑ, Ή ΕΝΑ ΑΠΟ ΑΥΤΑ ΤΑ ΤΡΟΜΑΚΤΙΚΑ ΠΟΥ ΑΠΟΔΕΙΚΝΥΟΥΝ ΟΤΙ ΟΛΟ ΣΟΥ ΤΟ ΠΡΟΤΖΕΚΤ ΣΟΥ ΕΧΕΙ ΧΑΛΑΣΕΙ ΑΝΕΠΑΝΟΡΘΩΤΑ ΚΑΙ ΠΡΕΠΕΙ ΝΑ ΚΑΕΙ ΟΛΟΣΧΕΡΩΣ; </text:span></text:p>
          </draw:text-box>
        </draw:frame>
        <draw:custom-shape draw:style-name="gr7" draw:text-style-name="P1" draw:layer="layout" svg:width="7.5cm" svg:height="4.75cm" svg:x="27.75cm" svg:y="0.2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5cm" svg:height="4.571cm" svg:x="27.75cm" svg:y="0.5cm">
          <draw:text-box>
            <text:p>ΕΙΝΑΙ ΕΝΑ ΚΑΝΟΝΙΚΟ ΣΦΑΛΜΑ ΣΤΟ ΥΠΟΣΧΟΜΑΙ.</text:p>
          </draw:text-box>
        </draw:frame>
        <draw:custom-shape draw:style-name="gr9" draw:text-style-name="P1" draw:layer="layout" svg:width="5.5cm" svg:height="2.75cm" svg:x="29.75cm" svg:y="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cm" svg:height="3.75cm" svg:x="29.25cm" svg:y="5.5cm">
          <draw:text-box>
            <text:p text:style-name="P3">ΟΚΕΥ, ΠΟΙΟ ΕΙΝΑΙ ΤΟ ΣΦΑΛΜΑ;</text:p>
          </draw:text-box>
        </draw:frame>
        <draw:custom-shape draw:style-name="gr11" draw:text-style-name="P1" draw:layer="layout" svg:width="12.25cm" svg:height="5.5cm" svg:x="36.5cm" svg:y="0.2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1.75cm" svg:height="5cm" svg:x="36.75cm" svg:y="0.75cm">
          <draw:text-box>
            <text:p>Ο ΔΙΑΚΟΜΙΣΤΗΣ ΚΑΤΑΡΡΕΙ ΑΝ Ο ΚΩΔΙΚΟΣ ΕΝΟΣ ΧΡΗΣΤΗ ΕΙΝΑΙ ΕΝΑ RESOLVABLE URL.</text:p>
          </draw:text-box>
        </draw:frame>
        <draw:custom-shape draw:style-name="gr13" draw:text-style-name="P1" draw:layer="layout" svg:width="8cm" svg:height="3.5cm" svg:x="40.7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7.5cm" svg:height="2.75cm" svg:x="41.25cm" svg:y="6.75cm">
          <draw:text-box>
            <text:p text:style-name="P3">ΠΑΩ ΝΑ ΦΕΡΩ ΑΝΑΠΤΗΡΑ 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920000010C2E00DE2D16E909FA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7:43:54.129436331</meta:creation-date>
    <dc:date>2023-06-03T17:58:53.111926239</dc:date>
    <meta:editing-duration>PT4M48S</meta:editing-duration>
    <meta:editing-cycles>1</meta:editing-cycles>
    <meta:document-statistic meta:object-count="14"/>
    <meta:generator>LibreOffice/7.3.7.2$Linux_X86_64 LibreOffice_project/30$Build-2</meta:generator>
  </office:meta>
</office:document-meta>
</file>